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2dda" officeooo:paragraph-rsid="00162dda" style:font-weight-asian="bold" style:font-weight-complex="bold"/>
    </style:style>
    <style:style style:name="P2" style:family="paragraph" style:parent-style-name="Standard">
      <style:text-properties officeooo:rsid="00162dda" officeooo:paragraph-rsid="00162dda"/>
    </style:style>
    <style:style style:name="P3" style:family="paragraph" style:parent-style-name="Standard">
      <style:text-properties officeooo:rsid="0016737c" officeooo:paragraph-rsid="00236e0d"/>
    </style:style>
    <style:style style:name="P4" style:family="paragraph" style:parent-style-name="Standard" style:list-style-name="L1">
      <style:text-properties officeooo:rsid="0027d56a" officeooo:paragraph-rsid="0027d56a"/>
    </style:style>
    <style:style style:name="P5" style:family="paragraph" style:parent-style-name="Standard" style:list-style-name="L2">
      <style:text-properties officeooo:rsid="0027d56a" officeooo:paragraph-rsid="0031099c"/>
    </style:style>
    <style:style style:name="P6" style:family="paragraph" style:parent-style-name="Standard" style:list-style-name="L2">
      <style:text-properties officeooo:paragraph-rsid="0027d56a"/>
    </style:style>
    <style:style style:name="P7" style:family="paragraph" style:parent-style-name="Standard" style:list-style-name="L2">
      <style:text-properties officeooo:rsid="002c8b8a" officeooo:paragraph-rsid="002c8b8a"/>
    </style:style>
    <style:style style:name="P8" style:family="paragraph" style:parent-style-name="Standard" style:list-style-name="L1">
      <style:text-properties officeooo:paragraph-rsid="002e8bd5"/>
    </style:style>
    <style:style style:name="P9" style:family="paragraph" style:parent-style-name="Standard" style:list-style-name="L1">
      <style:text-properties officeooo:rsid="002e8bd5" officeooo:paragraph-rsid="002e8bd5"/>
    </style:style>
    <style:style style:name="P10" style:family="paragraph" style:parent-style-name="Standard" style:list-style-name="L7">
      <style:text-properties officeooo:paragraph-rsid="002e8bd5"/>
    </style:style>
    <style:style style:name="P11" style:family="paragraph" style:parent-style-name="Standard" style:list-style-name="L7">
      <style:text-properties officeooo:paragraph-rsid="003745cc"/>
    </style:style>
    <style:style style:name="P12" style:family="paragraph" style:parent-style-name="Standard" style:list-style-name="L6">
      <style:text-properties officeooo:rsid="002ebe33" officeooo:paragraph-rsid="002ebe33"/>
    </style:style>
    <style:style style:name="P13" style:family="paragraph" style:parent-style-name="Standard" style:list-style-name="L2">
      <style:text-properties officeooo:rsid="0031099c" officeooo:paragraph-rsid="0031099c"/>
    </style:style>
    <style:style style:name="P14" style:family="paragraph" style:parent-style-name="Standard" style:list-style-name="L2">
      <style:text-properties officeooo:rsid="0032301a" officeooo:paragraph-rsid="0034b04b"/>
    </style:style>
    <style:style style:name="P15" style:family="paragraph" style:parent-style-name="Standard" style:list-style-name="L2">
      <style:text-properties officeooo:rsid="0034b04b" officeooo:paragraph-rsid="0034b04b"/>
    </style:style>
    <style:style style:name="P16" style:family="paragraph" style:parent-style-name="Standard" style:list-style-name="L7">
      <style:text-properties officeooo:rsid="003745cc" officeooo:paragraph-rsid="003745cc"/>
    </style:style>
    <style:style style:name="P17" style:family="paragraph" style:parent-style-name="Standard" style:list-style-name="L7">
      <style:text-properties officeooo:rsid="00387c84" officeooo:paragraph-rsid="00387c84"/>
    </style:style>
    <style:style style:name="P18" style:family="paragraph" style:parent-style-name="Standard" style:list-style-name="L6">
      <style:text-properties officeooo:rsid="003a4209" officeooo:paragraph-rsid="003a4209"/>
    </style:style>
    <style:style style:name="P19" style:family="paragraph" style:parent-style-name="Standard" style:list-style-name="L6">
      <style:text-properties officeooo:rsid="003a4209" officeooo:paragraph-rsid="0041cea6"/>
    </style:style>
    <style:style style:name="P20" style:family="paragraph" style:parent-style-name="Standard" style:list-style-name="L1">
      <style:text-properties officeooo:rsid="0041cea6" officeooo:paragraph-rsid="0041cea6"/>
    </style:style>
    <style:style style:name="P21" style:family="paragraph" style:parent-style-name="Standard" style:list-style-name="L6">
      <style:text-properties officeooo:rsid="00431454" officeooo:paragraph-rsid="00431454"/>
    </style:style>
    <style:style style:name="P22" style:family="paragraph" style:parent-style-name="Standard" style:list-style-name="L8">
      <style:text-properties officeooo:rsid="004409b4" officeooo:paragraph-rsid="004409b4"/>
    </style:style>
    <style:style style:name="T1" style:family="text">
      <style:text-properties officeooo:rsid="0018bfd5"/>
    </style:style>
    <style:style style:name="T2" style:family="text">
      <style:text-properties officeooo:rsid="001a65a3"/>
    </style:style>
    <style:style style:name="T3" style:family="text">
      <style:text-properties officeooo:rsid="001ba465"/>
    </style:style>
    <style:style style:name="T4" style:family="text">
      <style:text-properties officeooo:rsid="001c6287"/>
    </style:style>
    <style:style style:name="T5" style:family="text">
      <style:text-properties officeooo:rsid="001e942f"/>
    </style:style>
    <style:style style:name="T6" style:family="text">
      <style:text-properties officeooo:rsid="00201ce0"/>
    </style:style>
    <style:style style:name="T7" style:family="text">
      <style:text-properties officeooo:rsid="0021cd91"/>
    </style:style>
    <style:style style:name="T8" style:family="text">
      <style:text-properties officeooo:rsid="0022955d"/>
    </style:style>
    <style:style style:name="T9" style:family="text">
      <style:text-properties officeooo:rsid="0023e2f5"/>
    </style:style>
    <style:style style:name="T10" style:family="text">
      <style:text-properties officeooo:rsid="002707f2"/>
    </style:style>
    <style:style style:name="T11" style:family="text">
      <style:text-properties officeooo:rsid="0027d56a"/>
    </style:style>
    <style:style style:name="T12" style:family="text">
      <style:text-properties officeooo:rsid="002d918b"/>
    </style:style>
    <style:style style:name="T13" style:family="text">
      <style:text-properties officeooo:rsid="002dfb33"/>
    </style:style>
    <style:style style:name="T14" style:family="text">
      <style:text-properties officeooo:rsid="0030b8c9"/>
    </style:style>
    <style:style style:name="T15" style:family="text">
      <style:text-properties officeooo:rsid="0034b04b"/>
    </style:style>
    <style:style style:name="T16" style:family="text">
      <style:text-properties officeooo:rsid="003a4209"/>
    </style:style>
    <style:style style:name="T17" style:family="text">
      <style:text-properties officeooo:rsid="003b434c"/>
    </style:style>
    <style:style style:name="T18" style:family="text">
      <style:text-properties officeooo:rsid="003b9b45"/>
    </style:style>
    <style:style style:name="T19" style:family="text">
      <style:text-properties officeooo:rsid="003f0d30"/>
    </style:style>
    <style:style style:name="T20" style:family="text">
      <style:text-properties officeooo:rsid="0040a14e"/>
    </style:style>
    <style:style style:name="T21" style:family="text">
      <style:text-properties officeooo:rsid="0041ce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02in" fo:text-indent="-0.25in" fo:margin-left="3.0402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F Hire Activity</text:p>
      <text:p text:style-name="P2"/>
      <text:p text:style-name="P3">As part of your clinical work, you have managed to collect a large dataset that you wish to analyze using machine learning. You are currently too busy to prepare the data for and run the analysis yourself; thankfully, <text:span text:style-name="T7">your workplace</text:span> has bioinformaticians on hire and, recognizing <text:span text:style-name="T1">your busy schedule</text:span>, have provided one of them to help with your research. <text:span text:style-name="T2">They are unfortunately a freshly graduated student, </text:span><text:span text:style-name="T3">and while skilled at the use of Python and its bioinformatics tools, they </text:span><text:span text:style-name="T8">lack the experience to know how to apply them effectively in precision health </text:span><text:span text:style-name="T9">contexts</text:span><text:span text:style-name="T3">. </text:span><text:span text:style-name="T4">Your task for this activity is to write out such a request for </text:span><text:span text:style-name="T5">this theoretical</text:span><text:span text:style-name="T4"> bioinformatician, detailing a brief background of the data your have selected for your project, the methodology you want them to perform </text:span><text:span text:style-name="T6">on said data</text:span><text:span text:style-name="T4">, and </text:span><text:span text:style-name="T6">how you want them to report back the results to you (plotted results, statistical analyses, </text:span><text:span text:style-name="T10">written report contents</text:span><text:span text:style-name="T6"> etc.). </text:span><text:span text:style-name="T11">A rough guideline of what this should entail is detailed below:</text:span></text:p>
      <text:p text:style-name="P3"/>
      <text:list xml:id="list3050335125" text:style-name="L1">
        <text:list-item>
          <text:p text:style-name="P4">Background/Data Context</text:p>
        </text:list-item>
      </text:list>
      <text:list xml:id="list3103625222" text:style-name="L2">
        <text:list-item>
          <text:p text:style-name="P6"><text:span text:style-name="T11">What does the data represent (i.e. biomarkers, images, demographics)?</text:span></text:p>
          <text:list>
            <text:list-item>
              <text:p text:style-name="P13">This should be in enough detail that a competent researcher without prior knowledge of your field could know where to start if they needed to do further digging</text:p>
            </text:list-item>
          </text:list>
        </text:list-item>
        <text:list-item>
          <text:p text:style-name="P5">How was this data collected? </text:p>
          <text:list>
            <text:list-item>
              <text:p text:style-name="P14">Focus on what kinds of error might be introduced from these methods; <text:span text:style-name="T16">be specific!</text:span></text:p>
            </text:list-item>
          </text:list>
        </text:list-item>
        <text:list-item>
          <text:p text:style-name="P7">What <text:span text:style-name="T15">data </text:span>handling procedures (if any) need to be in place?</text:p>
          <text:list>
            <text:list-item>
              <text:p text:style-name="P15">Think about what <text:span text:style-name="T18">processes</text:span> need to be in place to preserve patient confidentiality and <text:span text:style-name="T17">integrity </text:span>control</text:p>
            </text:list-item>
          </text:list>
        </text:list-item>
      </text:list>
      <text:list xml:id="list120434569217423" text:continue-list="list3050335125" text:style-name="L1">
        <text:list-item>
          <text:p text:style-name="P8"><text:span text:style-name="T12">Data Preparation</text:span></text:p>
        </text:list-item>
      </text:list>
      <text:list xml:id="list2936019068" text:style-name="L7">
        <text:list-item>
          <text:p text:style-name="P10"><text:span text:style-name="T13">Are there any types of errors that should be searched for?</text:span></text:p>
          <text:list>
            <text:list-item>
              <text:p text:style-name="P16">Things like nonsensical age values (age 5 in a study only adults could have been enrolled in) or mislabeled data (spinal cord labeled as a stomach) are examples of this. <text:span text:style-name="T19">M</text:span><text:span text:style-name="T13">issing/corrupted data </text:span><text:span text:style-name="T19">handling falls under this too!</text:span></text:p>
            </text:list-item>
            <text:list-item>
              <text:p text:style-name="P16">Touch on how the bioinformatician should handle them if they come across them <text:span text:style-name="T20">as well</text:span></text:p>
            </text:list-item>
          </text:list>
        </text:list-item>
        <text:list-item>
          <text:p text:style-name="P11"><text:span text:style-name="T13">Should dimensionality reduction be applied? </text:span></text:p>
          <text:list>
            <text:list-item>
              <text:p text:style-name="P16">Be as specific as possible here; stuff like the number of features to keep (or the cutoff threshold) are important!</text:p>
            </text:list-item>
            <text:list-item>
              <text:p text:style-name="P17">You can also suggest multiple options, with a criterion to decide which is “best”, if you think the data may need it</text:p>
            </text:list-item>
          </text:list>
        </text:list-item>
      </text:list>
      <text:list xml:id="list120436328144795" text:continue-list="list120434569217423" text:style-name="L1">
        <text:list-item>
          <text:p text:style-name="P9">Analysis</text:p>
        </text:list-item>
      </text:list>
      <text:list xml:id="list2117339965" text:style-name="L6">
        <text:list-item>
          <text:p text:style-name="P12">What machine learning model(s) should be <text:span text:style-name="T21">evaluated</text:span>?</text:p>
          <text:list>
            <text:list-item>
              <text:p text:style-name="P19">Give a brief justification for why you chose these model(s) for this application</text:p>
            </text:list-item>
          </text:list>
        </text:list-item>
        <text:list-item>
          <text:p text:style-name="P19"><text:span text:style-name="T14">How should these models be trained </text:span>and tested<text:span text:style-name="T14">?</text:span></text:p>
          <text:list>
            <text:list-item>
              <text:p text:style-name="P18">Think about what the model should be encouraged to do, and how we should measure that (especially if comparing multiple models)</text:p>
            </text:list-item>
          </text:list>
        </text:list-item>
        <text:list-item>
          <text:p text:style-name="P21">What metrics of the model should be tracked and recorded?</text:p>
          <text:list>
            <text:list-item>
              <text:p text:style-name="P21">Focus on what metrics are really relevant for your problem (accuracy is great in theory, but if 80% of your samples are of healthy people, and 80% accuracy can be obtained just by always guessing “healthy”)</text:p>
            </text:list-item>
          </text:list>
        </text:list-item>
      </text:list>
      <text:list xml:id="list120436464785314" text:continue-list="list120436328144795" text:style-name="L1">
        <text:list-item>
          <text:p text:style-name="P20">Reporting</text:p>
        </text:list-item>
      </text:list>
      <text:list xml:id="list4277076382" text:style-name="L8">
        <text:list-item>
          <text:p text:style-name="P22">How should the data be reported back to you?</text:p>
          <text:list>
            <text:list-item>
              <text:p text:style-name="P22"><text:soft-page-break/>Be specific wherever possible; what types of plot to use, should you receive the full metrics or a summarized table of them, should examples of good/bad results be provided etc.</text:p>
            </text:list-item>
          </text:list>
        </text:list-item>
        <text:list-item>
          <text:p text:style-name="P22">What attributes of the model should they report to you?</text:p>
          <text:list>
            <text:list-item>
              <text:p text:style-name="P22">Consider whether a model is likely to be biased in some way (against a specific demographic, or perhaps a certain disease state, etc.). How should these be evaluated and reported to you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09:46:02.251968182</meta:creation-date>
    <meta:generator>LibreOffice/7.2.5.2$Linux_X86_64 LibreOffice_project/499f9727c189e6ef3471021d6132d4c694f357e5</meta:generator>
    <dc:date>2022-04-09T12:04:22.667014355</dc:date>
    <meta:editing-duration>PT2H4M25S</meta:editing-duration>
    <meta:editing-cycles>47</meta:editing-cycles>
    <meta:document-statistic meta:table-count="0" meta:image-count="0" meta:object-count="0" meta:page-count="2" meta:paragraph-count="28" meta:word-count="567" meta:character-count="3265" meta:non-whitespace-character-count="2750"/>
  </office:meta>
</office:document-meta>
</file>